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8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8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Amortization-Schedule.ots</text:p>
          </table:table-cell>
          <table:table-cell table:style-name="ce1"/>
          <table:table-cell table:style-name="ce2" office:value-type="string">
            <text:p>Rob Robert Wadley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table:style-name="ce1" office:value-type="string">
            <text:p>book template.ott</text:p>
          </table:table-cell>
          <table:table-cell table:style-name="ce1"/>
          <table:table-cell table:style-name="ce1" office:value-type="string">
            <text:p>Donald Adé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DialogSheetEg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CoverLetter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ferences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sume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pos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table:style-name="ce1" office:value-type="string">
            <text:p>tyro_rota 05b.ots</text:p>
          </table:table-cell>
          <table:table-cell table:style-name="ce1"/>
          <table:table-cell table:style-name="ce1" office:value-type="string">
            <text:p>Steve Churchill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table:style-name="ce1" office:value-type="string">
            <text:p>compladient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table:style-name="ce1" office:value-type="string">
            <text:p>GreenNGray.otp</text:p>
          </table:table-cell>
          <table:table-cell table:style-name="ce1"/>
          <table:table-cell table:style-name="ce1" office:value-type="string">
            <text:p>vimalkumar velayudha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table:style-name="ce1" office:value-type="string">
            <text:p>letterpres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monat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5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Officorr</text:p>
          </table:table-cell>
          <table:table-cell table:style-name="ce1" office:value-type="string">
            <text:p>Brief.ott</text:p>
          </table:table-cell>
          <table:table-cell table:style-name="ce1"/>
          <table:table-cell table:style-name="ce1" office:value-type="string">
            <text:p>Florian Schuh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table:style-name="ce1" office:value-type="string">
            <text:p>briefvorlage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fahrtenbuch.ots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Invoice-Rechnung.ots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table:style-name="ce1" office:value-type="string">
            <text:p>Klassen-Schulnoten-Verwaltung_Noten_1-6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 office:value-type="string">
            <text:p>csantelmann@gmx.de</text:p>
          </table:table-cell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table:style-name="ce1" office:value-type="string">
            <text:p>Kursnoten_15_Punkte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table:style-name="ce1" office:value-type="string">
            <text:p>notiz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table:style-name="ce1" office:value-type="string">
            <text:p>Standard Geschaeftlich Neutral.ott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tabellarischer_lebenslauf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7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table:style-name="ce4" office:value-type="string">
            <text:p>Level_sablon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2">
          <table:table-cell office:value-type="string">
            <text:p>Finance</text:p>
          </table:table-cell>
          <table:table-cell table:style-name="ce4" office:value-type="string">
            <text:p>afas_szamla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French" table:style-name="ta1" table:print="false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254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table:style-name="ce1" office:value-type="string">
            <text:p>Offimisc</text:p>
          </table:table-cell>
          <table:table-cell table:style-name="ce1" office:value-type="string">
            <text:p>Lettre-EnveloppeFenetreC65.ott</text:p>
          </table:table-cell>
          <table:table-cell table:style-name="ce1"/>
          <table:table-cell table:style-name="ce1" office:value-type="string">
            <text:p>Alexis Haeringer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2">
          <table:table-cell table:style-name="ce1" office:value-type="string">
            <text:p>Finance</text:p>
          </table:table-cell>
          <table:table-cell table:style-name="ce1" office:value-type="string">
            <text:p>notaspese.ods</text:p>
          </table:table-cell>
          <table:table-cell table:style-name="ce1"/>
          <table:table-cell table:style-name="ce1" office:value-type="string">
            <text:p>Giuseppe Giuseppe Pignataro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K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J4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8">2007.07.18</text:date>, <text:time>15:11:0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21$Build-9182</meta:generator>
    <meta:creation-date>2007-04-25T07:50:52</meta:creation-date>
    <dc:date>2007-07-18T15:11:01</dc:date>
    <dc:language>hu-HU</dc:language>
    <meta:editing-cycles>100</meta:editing-cycles>
    <meta:editing-duration>PT12H23M21S</meta:editing-duration>
    <meta:user-defined meta:name="Info 1"/>
    <meta:user-defined meta:name="Info 2"/>
    <meta:user-defined meta:name="Info 3"/>
    <meta:user-defined meta:name="Info 4"/>
    <meta:document-statistic meta:table-count="7" meta:cell-count="3637"/>
  </office:meta>
</office:document-meta>
</file>